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officeooo:paragraph-rsid="00469e73"/>
    </style:style>
    <style:style style:name="P95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97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26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27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28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30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33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34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36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37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38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40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4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4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43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44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45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48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fo:font-size="12pt" officeooo:rsid="005b1080" style:font-size-asian="10.5pt" style:font-size-complex="12pt"/>
    </style:style>
    <style:style style:name="T36" style:family="text">
      <style:text-properties fo:font-size="12pt" officeooo:rsid="005c2d08" style:font-size-asian="10.5pt" style:font-size-complex="12pt"/>
    </style:style>
    <style:style style:name="T37" style:family="text">
      <style:text-properties fo:font-size="12pt" officeooo:rsid="005cf306" style:font-size-asian="10.5pt" style:font-size-complex="12pt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officeooo:rsid="00469e73"/>
    </style:style>
    <style:style style:name="T40" style:family="text">
      <style:text-properties officeooo:rsid="0046e4b3"/>
    </style:style>
    <style:style style:name="T41" style:family="text">
      <style:text-properties officeooo:rsid="00486edb"/>
    </style:style>
    <style:style style:name="T42" style:family="text">
      <style:text-properties officeooo:rsid="004a7bfc"/>
    </style:style>
    <style:style style:name="T43" style:family="text">
      <style:text-properties officeooo:rsid="004b7e53"/>
    </style:style>
    <style:style style:name="T44" style:family="text">
      <style:text-properties officeooo:rsid="005039e1"/>
    </style:style>
    <style:style style:name="T45" style:family="text">
      <style:text-properties officeooo:rsid="00527044"/>
    </style:style>
    <style:style style:name="T46" style:family="text">
      <style:text-properties officeooo:rsid="0054517a"/>
    </style:style>
    <style:style style:name="T47" style:family="text">
      <style:text-properties officeooo:rsid="00546cea"/>
    </style:style>
    <style:style style:name="T48" style:family="text">
      <style:text-properties officeooo:rsid="0055bf67"/>
    </style:style>
    <style:style style:name="T49" style:family="text">
      <style:text-properties officeooo:rsid="004c20d1"/>
    </style:style>
    <style:style style:name="T50" style:family="text">
      <style:text-properties officeooo:rsid="00591212"/>
    </style:style>
    <style:style style:name="T51" style:family="text">
      <style:text-properties officeooo:rsid="005b1080"/>
    </style:style>
    <style:style style:name="T52" style:family="text">
      <style:text-properties officeooo:rsid="005c2d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8"/>
      <text:p text:style-name="P18">Presentació assignatura</text:p>
      <text:p text:style-name="P28">Comentem web assignatura</text:p>
      <text:p text:style-name="P41">Comentem unitats </text:p>
      <text:list xml:id="list8349995290567722966" text:style-name="L1">
        <text:list-item>
          <text:p text:style-name="P111"><text:a xlink:type="simple" xlink:href="https://paulinoposada.github.io/web_e/web_e_2425/documents/apunts/unitat_1_ley_ohm/e_apunts_ud_1_1_gs.pdf">1.1 Circuit elèctric</text:a></text:p>
        </text:list-item>
        <text:list-item>
          <text:p text:style-name="P111"><text:a xlink:type="simple" xlink:href="https://paulinoposada.github.io/web_e/web_e_2425/documents/apunts/unitat_1_ley_ohm/e_apunts_ud_1_2_gs.pdf">1.2 Llei d'ohm</text:a></text:p>
        </text:list-item>
        <text:list-item>
          <text:p text:style-name="P111"><text:a xlink:type="simple" xlink:href="https://paulinoposada.github.io/web_e/web_e_2425/documents/apunts/unitat_2_seguridad/e_apunts_ud_2_1_gs.pdf">2 Seguretat</text:a></text:p>
        </text:list-item>
        <text:list-item>
          <text:p text:style-name="P111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12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8"/>
      <text:p text:style-name="P28"/>
      <text:p text:style-name="P3">Di<text:span text:style-name="T3">jous</text:span><text:tab/><text:tab/><text:tab/><text:tab/>2<text:span text:style-name="T3">6</text:span>/09/2<text:span text:style-name="T1">4</text:span></text:p>
      <text:p text:style-name="P19"/>
      <text:p text:style-name="P29">Comentem </text:p>
      <text:list xml:id="list7013541480176951656" text:style-name="L2">
        <text:list-item>
          <text:p text:style-name="P113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29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13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2"/>
      <text:p text:style-name="P42"/>
      <text:p text:style-name="P4">Di<text:span text:style-name="T5">vendres</text:span><text:tab/><text:tab/><text:tab/>2<text:span text:style-name="T5">7</text:span>/09/2<text:span text:style-name="T1">4</text:span></text:p>
      <text:p text:style-name="P20"/>
      <text:p text:style-name="P30">Comentem </text:p>
      <text:list xml:id="list210538681646865" text:continue-numbering="true" text:style-name="L2">
        <text:list-item>
          <text:p text:style-name="P114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0"/>
      <text:p text:style-name="P43">Comentem <text:s/></text:p>
      <text:list xml:id="list210536746467246" text:continue-list="list8349995290567722966" text:style-name="L1">
        <text:list-item>
          <text:p text:style-name="P115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16">Programa de simulació Cade Simu</text:p>
        </text:list-item>
      </text:list>
      <text:p text:style-name="P30"/>
      <text:p text:style-name="P3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0"/>
      <text:p text:style-name="P30">Comentem </text:p>
      <text:list xml:id="list1494907474651493856" text:style-name="L3">
        <text:list-item>
          <text:p text:style-name="P124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30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30">Baixem al taller i comentem connexió font d'alimentació de PC que utilitzarem per les pràctiques de cc.</text:p>
          <text:p text:style-name="P131"><text:s/></text:p>
        </text:list-item>
      </text:list>
      <text:p text:style-name="P43"/>
      <text:p text:style-name="P43"/>
      <text:p text:style-name="P10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0"/>
      <text:p text:style-name="P30">Comentem </text:p>
      <text:list xml:id="list210538046844882" text:continue-numbering="true" text:style-name="L3">
        <text:list-item>
          <text:p text:style-name="P138">Baixem al taller i feim practiques amb circuits pont.</text:p>
        </text:list-item>
      </text:list>
      <text:p text:style-name="P49"/>
      <text:p text:style-name="P4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1"/>
      <text:p text:style-name="P44">Comentem <text:s/></text:p>
      <text:list xml:id="list210538518952808" text:continue-list="list210536746467246" text:style-name="L1">
        <text:list-item>
          <text:p text:style-name="P117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17"/>
        </text:list-item>
      </text:list>
      <text:p text:style-name="P31"/>
      <text:p text:style-name="P31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1"/>
      <text:p text:style-name="P31">Comentem </text:p>
      <text:list xml:id="list6541719625604446263" text:style-name="L4">
        <text:list-item>
          <text:p text:style-name="P139">Comentem pràctica Wheatstone amb dos diodes, corrent per la diagonal en els següents casos: </text:p>
          <text:p text:style-name="P139">cas 1: potenciòmetre a màxima resistència </text:p>
          <text:p text:style-name="P139">cas 2: potenciòmetre a resistència igual a R3</text:p>
          <text:p text:style-name="P139">cas 3: potenciòmetrea a mínima resistència</text:p>
        </text:list-item>
        <text:list-item>
          <text:p text:style-name="P125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39"/>
          <text:p text:style-name="P132"><text:s/></text:p>
        </text:list-item>
      </text:list>
      <text:p text:style-name="P44"/>
      <text:p text:style-name="P4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1"/>
      <text:p text:style-name="P31">Comentem </text:p>
      <text:list xml:id="list210537263866508" text:continue-numbering="true" text:style-name="L4">
        <text:list-item>
          <text:p text:style-name="P125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0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2"/>
      <text:p text:style-name="P45">Comentem <text:s/></text:p>
      <text:list xml:id="list210537984466021" text:continue-list="list210538518952808" text:style-name="L1">
        <text:list-item>
          <text:p text:style-name="P118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18"/>
        </text:list-item>
      </text:list>
      <text:p text:style-name="P32"/>
      <text:p text:style-name="P32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2"/>
      <text:p text:style-name="P32">Comentem </text:p>
      <text:list xml:id="list7325285037581372005" text:style-name="L5">
        <text:list-item>
          <text:p text:style-name="P141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41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40"/>
          <text:p text:style-name="P133"><text:s/></text:p>
        </text:list-item>
      </text:list>
      <text:p text:style-name="P45"/>
      <text:p text:style-name="P45"/>
      <text:p text:style-name="P6"/>
      <text:p text:style-name="P107">Di<text:span text:style-name="T5">vendres</text:span><text:tab/><text:tab/><text:tab/><text:span text:style-name="T8">18</text:span>/<text:span text:style-name="T6">10</text:span>/2<text:span text:style-name="T1">4</text:span></text:p>
      <text:p text:style-name="P22"/>
      <text:p text:style-name="P32">Comentem </text:p>
      <text:list xml:id="list210537698354797" text:continue-numbering="true" text:style-name="L5">
        <text:list-item>
          <text:p text:style-name="P144">Comentem <text:a xlink:type="simple" xlink:href="https://paulinoposada.github.io/web_e/web_e_2425/documents/ta.pdf">tasca 5</text:a>.</text:p>
        </text:list-item>
        <text:list-item>
          <text:p text:style-name="P142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3"/>
      <text:p text:style-name="P53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3"/>
      <text:p text:style-name="P46">Comentem <text:s/></text:p>
      <text:list xml:id="list210538567178516" text:continue-list="list210537984466021" text:style-name="L1">
        <text:list-item>
          <text:p text:style-name="P143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19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19"/>
        </text:list-item>
      </text:list>
      <text:p text:style-name="P33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3"/>
      <text:list xml:id="list1378923464679408223" text:style-name="L6">
        <text:list-item>
          <text:p text:style-name="P12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34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94"><text:span text:style-name="T18">Comencem a comentar apartat 1.2 </text:span><text:span text:style-name="T38">La derivada y ejemplos de tensiones variables </text:span><text:span text:style-name="T39">(fins pàg. 13)</text:span></text:p>
      <text:p text:style-name="P96">Comentem exercici 1.2-1</text:p>
      <text:p text:style-name="P95"/>
      <text:p text:style-name="P95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4"/>
      <text:p text:style-name="P47">Comentem <text:s/></text:p>
      <text:list xml:id="list210537387300272" text:continue-list="list210538567178516" text:style-name="L1">
        <text:list-item>
          <text:p text:style-name="P145">Treball autònom 9</text:p>
        </text:list-item>
        <text:list-item>
          <text:p text:style-name="P147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8">La derivada y ejemplos de tensiones variables</text:span></text:p>
        </text:list-item>
        <text:list-item>
          <text:p text:style-name="P120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20"/>
        </text:list-item>
      </text:list>
      <text:p text:style-name="P34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4"/>
      <text:p text:style-name="P54">Lliure triat pel centre</text:p>
      <text:list xml:id="list6729758924110953486" text:style-name="L7">
        <text:list-header>
          <text:p text:style-name="P135"><text:s/></text:p>
        </text:list-header>
      </text:list>
      <text:p text:style-name="P9">Di<text:span text:style-name="T5">vendres</text:span><text:tab/><text:tab/><text:tab/><text:span text:style-name="T40">01</text:span>/<text:span text:style-name="T6">11</text:span>/2<text:span text:style-name="T1">4</text:span></text:p>
      <text:p text:style-name="P9"/>
      <text:p text:style-name="P54">Tots Sants</text:p>
      <text:p text:style-name="P9"/>
      <text:p text:style-name="P97"/>
      <text:p text:style-name="P97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5"/>
      <text:p text:style-name="P55"><text:a xlink:type="simple" xlink:href="https://paulinoposada.github.io/web_e/web_e_2425/documents/examens/241106_ome_map33a_examen_sol.pdf">Examen</text:a></text:p>
      <text:list xml:id="list210538726255054" text:continue-list="list210537387300272" text:style-name="L1">
        <text:list-header>
          <text:p text:style-name="P121"/>
        </text:list-header>
      </text:list>
      <text:p text:style-name="P35"/>
      <text:p text:style-name="P10"/>
      <text:p text:style-name="P108">Di<text:span text:style-name="T3">jous</text:span><text:tab/><text:tab/><text:tab/><text:tab/><text:span text:style-name="T41">07</text:span>/<text:span text:style-name="T6">11</text:span>/2<text:span text:style-name="T1">4</text:span></text:p>
      <text:p text:style-name="P35"/>
      <text:list xml:id="list4503484997762389966" text:style-name="L8">
        <text:list-item>
          <text:p text:style-name="P127"><text:span text:style-name="T41">Comentem solució de l'</text:span><text:a xlink:type="simple" xlink:href="https://paulinoposada.github.io/web_e/web_e_2425/documents/examens/241106_ome_map33a_examen_sol.pdf"><text:span text:style-name="T41">examen</text:span></text:a><text:span text:style-name="T41">.</text:span></text:p>
          <text:p text:style-name="P136"><text:s/></text:p>
        </text:list-item>
      </text:list>
      <text:p text:style-name="P10"/>
      <text:p text:style-name="P10">Di<text:span text:style-name="T5">vendres</text:span><text:tab/><text:tab/><text:tab/><text:span text:style-name="T41">08</text:span>/<text:span text:style-name="T6">11</text:span>/2<text:span text:style-name="T1">4</text:span></text:p>
      <text:p text:style-name="P10"/>
      <text:p text:style-name="P97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98"/>
      <text:p text:style-name="P98"/>
      <text:p text:style-name="P98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6"/>
      <text:p text:style-name="P57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10537971864394" text:continue-list="list210538726255054" text:style-name="L1">
        <text:list-header>
          <text:p text:style-name="P122"/>
        </text:list-header>
      </text:list>
      <text:p text:style-name="P36"/>
      <text:p text:style-name="P11">Di<text:span text:style-name="T3">jous</text:span><text:tab/><text:tab/><text:tab/><text:tab/><text:span text:style-name="T42">14</text:span>/<text:span text:style-name="T6">11</text:span>/2<text:span text:style-name="T1">4</text:span></text:p>
      <text:p text:style-name="P56"/>
      <text:p text:style-name="P56"><text:span text:style-name="T43">Comentat treball </text:span><text:a xlink:type="simple" xlink:href="https://paulinoposada.github.io/web_e/web_e_2425/documents/ta/ta_09.pdf"><text:span text:style-name="T43">autonom 9</text:span></text:a><text:span text:style-name="T43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9">Terminat de comentar l'apartat 1.3 Capacidad de un condensador. </text:p>
      <text:p text:style-name="P60">Comentat apartat 1.4 Conexión serie/paralelo de condensadores</text:p>
      <text:p text:style-name="P61">Comentat apartat 1.5 Condensadores en la práctica</text:p>
      <text:p text:style-name="P61">Començat a comentar l'exercici 1.4-3 pàg. 36</text:p>
      <text:p text:style-name="P60"/>
      <text:list xml:id="list156693060387127402" text:style-name="L9">
        <text:list-header>
          <text:p text:style-name="P128"/>
          <text:p text:style-name="P137"><text:s/></text:p>
        </text:list-header>
      </text:list>
      <text:p text:style-name="P11">Di<text:span text:style-name="T5">vendres</text:span><text:tab/><text:tab/><text:tab/><text:span text:style-name="T42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5">Comentat exercici <text:span text:style-name="T44">l'exercici 1.4-3 pàg. 36 </text:span>i treball <text:a xlink:type="simple" xlink:href="https://paulinoposada.github.io/web_e/web_e_2425/documents/ta/ta_11.pdf">autònom 11</text:a>.</text:p>
      <text:p text:style-name="P65"/>
      <text:p text:style-name="P65"/>
      <text:p text:style-name="P99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7"/>
      <text:p text:style-name="P70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0"/>
      <text:p text:style-name="P70">Començat amb <text:a xlink:type="simple" xlink:href="https://paulinoposada.github.io/web_e/web_e_2425/documents/apunts/unitat_6_magnetisme/e_apunts_ud_6_gs.pdf">unitat 6</text:a>.</text:p>
      <text:p text:style-name="P70">Comentat apartat 1.1 Imanes permanentes.</text:p>
      <text:p text:style-name="P71">Comentat apartat 1.<text:span text:style-name="T46">2</text:span> <text:span text:style-name="T46">Electromagnetismo</text:span>.</text:p>
      <text:p text:style-name="P58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10538178064985" text:continue-list="list210537971864394" text:style-name="L1">
        <text:list-header>
          <text:p text:style-name="P123"/>
        </text:list-header>
      </text:list>
      <text:p text:style-name="P37"/>
      <text:p text:style-name="P14">Di<text:span text:style-name="T3">jous</text:span><text:tab/><text:tab/><text:tab/><text:tab/><text:span text:style-name="T45">21</text:span>/<text:span text:style-name="T6">11</text:span>/2<text:span text:style-name="T1">4</text:span></text:p>
      <text:p text:style-name="P72"/>
      <text:p text:style-name="P72">Co<text:span text:style-name="T47">ntinuat</text:span> amb <text:a xlink:type="simple" xlink:href="https://paulinoposada.github.io/web_e/web_e_2425/documents/apunts/unitat_6_magnetisme/e_apunts_ud_6_gs.pdf">unitat 6</text:a>.</text:p>
      <text:p text:style-name="P80">Comentat apartat 1.4 Permeabilidad y saturación</text:p>
      <text:p text:style-name="P14"/>
      <text:p text:style-name="P14"/>
      <text:p text:style-name="P14"/>
      <text:p text:style-name="P109">Di<text:span text:style-name="T5">vendres</text:span><text:tab/><text:tab/><text:tab/><text:span text:style-name="T45">22</text:span>/<text:span text:style-name="T6">11</text:span>/2<text:span text:style-name="T1">4</text:span></text:p>
      <text:p text:style-name="P72"/>
      <text:p text:style-name="P72">Co<text:span text:style-name="T47">ntinuat</text:span> amb <text:a xlink:type="simple" xlink:href="https://paulinoposada.github.io/web_e/web_e_2425/documents/apunts/unitat_6_magnetisme/e_apunts_ud_6_gs.pdf">unitat 6</text:a>.</text:p>
      <text:p text:style-name="P80">Comentat apartat 1.4 Permeabilidad y saturación</text:p>
      <text:p text:style-name="P15"/>
      <text:p text:style-name="P66"/>
      <text:p text:style-name="P100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80"/>
      <text:p text:style-name="P80">Preparació examen.</text:p>
      <text:p text:style-name="P51"/>
      <text:p text:style-name="P38"/>
      <text:p text:style-name="P15">Di<text:span text:style-name="T3">jous</text:span><text:tab/><text:tab/><text:tab/><text:tab/><text:span text:style-name="T45">28</text:span>/<text:span text:style-name="T6">11</text:span>/2<text:span text:style-name="T1">4</text:span></text:p>
      <text:p text:style-name="P80"/>
      <text:p text:style-name="P80">Examen</text:p>
      <text:p text:style-name="P62"/>
      <text:p text:style-name="P77"/>
      <text:p text:style-name="P77"/>
      <text:p text:style-name="P15">Di<text:span text:style-name="T5">vendres</text:span><text:tab/><text:tab/><text:tab/><text:span text:style-name="T45">22</text:span>/<text:span text:style-name="T6">11</text:span>/2<text:span text:style-name="T1">4</text:span></text:p>
      <text:p text:style-name="P67"/>
      <text:p text:style-name="P86">Comentem <text:a xlink:type="simple" xlink:href="https://paulinoposada.github.io/web_e/web_e_2425/documents/examens/241128_ome_map33a_examen_sol.pdf">solució examen</text:a></text:p>
      <text:p text:style-name="P66"/>
      <text:p text:style-name="P101"/>
      <text:p text:style-name="P101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1"/>
      <text:p text:style-name="P73">Co<text:span text:style-name="T47">ntinuat</text:span> amb <text:a xlink:type="simple" xlink:href="https://paulinoposada.github.io/web_e/web_e_2425/documents/apunts/unitat_6_magnetisme/e_apunts_ud_6_gs.pdf">unitat 6</text:a>.</text:p>
      <text:p text:style-name="P87">Comentem apartat 1.5 Inducción electromagnética</text:p>
      <text:p text:style-name="P87">Comentem apartat 1.6 Inducción mutua</text:p>
      <text:p text:style-name="P87">Comentem els exercicis 1.12-6 i 7</text:p>
      <text:p text:style-name="P52"/>
      <text:p text:style-name="P39"/>
      <text:p text:style-name="P16">Di<text:span text:style-name="T3">jous</text:span><text:tab/><text:tab/><text:tab/><text:tab/><text:span text:style-name="T48">05</text:span>/<text:span text:style-name="T6">12</text:span>/2<text:span text:style-name="T1">4</text:span></text:p>
      <text:p text:style-name="P81"/>
      <text:p text:style-name="P88">Baixem al taller, continuem amb la <text:a xlink:type="simple" xlink:href="https://paulinoposada.github.io/web_e/web_e_2425/documents/practiques/practica_condensador.pdf"><text:span text:style-name="T49">pràctica condensador</text:span></text:a><text:span text:style-name="T49">.</text:span> </text:p>
      <text:p text:style-name="P63"/>
      <text:p text:style-name="P78"/>
      <text:p text:style-name="P78"/>
      <text:p text:style-name="P16">Di<text:span text:style-name="T5">vendres</text:span><text:tab/><text:tab/><text:tab/><text:span text:style-name="T48">06</text:span>/<text:span text:style-name="T6">12</text:span>/2<text:span text:style-name="T1">4</text:span></text:p>
      <text:p text:style-name="P68"/>
      <text:p text:style-name="P88">Festiu</text:p>
      <text:p text:style-name="P102"/>
      <text:p text:style-name="P102"/>
      <text:p text:style-name="P102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2"/>
      <text:p text:style-name="P89">Baixa</text:p>
      <text:p text:style-name="P40"/>
      <text:p text:style-name="P17"/>
      <text:p text:style-name="P17">Di<text:span text:style-name="T3">jous</text:span><text:tab/><text:tab/><text:tab/><text:tab/><text:span text:style-name="T50">12</text:span>/<text:span text:style-name="T6">12</text:span>/2<text:span text:style-name="T1">4</text:span></text:p>
      <text:p text:style-name="P82"/>
      <text:p text:style-name="P89">Baixa</text:p>
      <text:p text:style-name="P64"/>
      <text:p text:style-name="P79"/>
      <text:p text:style-name="P17"/>
      <text:p text:style-name="P110">Di<text:span text:style-name="T5">vendres</text:span><text:tab/><text:tab/><text:tab/><text:span text:style-name="T50">13</text:span>/<text:span text:style-name="T6">12</text:span>/2<text:span text:style-name="T1">4</text:span></text:p>
      <text:p text:style-name="P69"/>
      <text:p text:style-name="P89">Baixa</text:p>
      <text:p text:style-name="P69"/>
      <text:p text:style-name="P69"/>
      <text:p text:style-name="P102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2"/>
      <text:p text:style-name="P89">Comentem dubtes examen.</text:p>
      <text:p text:style-name="P74">Co<text:span text:style-name="T47">ntinuat</text:span> amb <text:a xlink:type="simple" xlink:href="https://paulinoposada.github.io/web_e/web_e_2425/documents/apunts/unitat_6_magnetisme/e_apunts_ud_6_gs.pdf">unitat 6</text:a>.</text:p>
      <text:p text:style-name="P89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50">19</text:span>/<text:span text:style-name="T6">12</text:span>/2<text:span text:style-name="T1">4</text:span></text:p>
      <text:p text:style-name="P82"/>
      <text:p text:style-name="P89">Examen</text:p>
      <text:p text:style-name="P64"/>
      <text:p text:style-name="P79"/>
      <text:p text:style-name="P103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2">Repassem <text:a xlink:type="simple" xlink:href="https://paulinoposada.github.io/web_e/web_e_2425/documents/apunts/unitat_6_magnetisme/e_apunts_ud_6_gs.pdf"><text:span text:style-name="T45">unitat 6</text:span></text:a>.</text:p>
      <text:p text:style-name="P91">Comentem apartat 1.7 Inductores i inductancia</text:p>
      <text:p text:style-name="P83"/>
      <text:p text:style-name="P90"/>
      <text:p text:style-name="P104"><text:span text:style-name="T23">Di</text:span><text:span text:style-name="T35">jous</text:span><text:span text:style-name="T23"><text:tab/><text:tab/><text:tab/><text:tab/></text:span><text:span text:style-name="T34">0</text:span><text:span text:style-name="T35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2"/>
      <text:p text:style-name="P75">Co<text:span text:style-name="T47">ntinuat</text:span> amb <text:a xlink:type="simple" xlink:href="https://paulinoposada.github.io/web_e/web_e_2425/documents/apunts/unitat_6_magnetisme/e_apunts_ud_6_gs.pdf">unitat 6</text:a>.</text:p>
      <text:p text:style-name="P92">Comentem apartat 1.<text:span text:style-name="T51">8</text:span> <text:span text:style-name="T51">Càlcul d'inductors.</text:span></text:p>
      <text:p text:style-name="P84"/>
      <text:p text:style-name="P105"/>
      <text:p text:style-name="P105"><text:span text:style-name="T23">Di</text:span><text:span text:style-name="T36">vendres</text:span><text:span text:style-name="T23"><text:tab/><text:tab/><text:tab/></text:span><text:span text:style-name="T36">10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3"/>
      <text:p text:style-name="P76">Co<text:span text:style-name="T47">ntinuat</text:span> amb <text:a xlink:type="simple" xlink:href="https://paulinoposada.github.io/web_e/web_e_2425/documents/apunts/unitat_6_magnetisme/e_apunts_ud_6_gs.pdf">unitat 6</text:a>.</text:p>
      <text:p text:style-name="P93">Comentem apartat<text:span text:style-name="T52">s</text:span> 1.<text:span text:style-name="T52">9</text:span> <text:span text:style-name="T52">Factors que influeixen en l'inductància, 1.10 Inductors en sèrie i paral·lel i 1.11 Inductors en la pràctica.</text:span></text:p>
      <text:p text:style-name="P93"/>
      <text:p text:style-name="P85"/>
      <text:p text:style-name="P148"><text:span text:style-name="T23">Di</text:span><text:span text:style-name="T24">mecres</text:span><text:span text:style-name="T23"><text:tab/><text:tab/><text:tab/></text:span><text:span text:style-name="T37">15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46">Baixem al taller, provem magnetizar nucli de ferro amb bobina i mostrar com s'orienta en el camp magnétic terrestre (pol nord magnètic cap al nord i pol sud magnètic cap al sud). Canviem el sentit del corrent per la bobina per invertir els pols magnèt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15T21:05:36.656843036</dc:date>
    <meta:editing-duration>PT1H39M11S</meta:editing-duration>
    <meta:editing-cycles>90</meta:editing-cycles>
    <meta:document-statistic meta:table-count="0" meta:image-count="0" meta:object-count="0" meta:page-count="6" meta:paragraph-count="158" meta:word-count="706" meta:character-count="4698" meta:non-whitespace-character-count="4047"/>
  </office:meta>
</office:document-meta>
</file>